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text-align="justify" style:justify-single-word="false"/>
      <style:text-properties style:font-name="Arial1" fo:font-size="12pt" fo:font-weight="bold"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text-align="justify" style:justify-single-word="false"/>
      <style:text-properties style:font-name="Aria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5" style:family="paragraph" style:parent-style-name="Standard" style:list-style-name="L1">
      <style:paragraph-properties fo:text-align="justify" style:justify-single-word="false"/>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Arial1"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3" style:family="text">
      <style:text-properties style:font-name="Arial1" fo:font-size="12pt" fo:font-style="italic" style:font-name-asian="Times New Roman" style:font-size-asian="12pt" style:font-style-asian="italic" style:font-name-complex="Times New Roman" style:font-size-complex="12pt" style:font-style-complex="italic"/>
    </style:style>
    <style:style style:name="T4" style:family="text">
      <style:text-properties style:font-name="Arial1" fo:font-size="12pt" style:font-name-asian="Times New Roman" style:font-size-asian="12pt" style:font-name-complex="Times New Roman" style:font-size-complex="12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text-position="0% 100%" style:font-name="Arial1" fo:font-size="12pt" fo:font-weight="normal" style:font-name-asian="Times New Roman" style:font-size-asian="12pt" style:font-weight-asian="normal" style:font-name-complex="Times New Roman" style:font-size-complex="12pt"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lementation von Capability Maps</text:p>
      <text:p text:style-name="P4"/>
      <text:p text:style-name="P4"/>
      <text:p text:style-name="P4"/>
      <text:list xml:id="list2986070344152478366" text:style-name="L1">
        <text:list-item>
          <text:p text:style-name="P15">Einführung</text:p>
        </text:list-item>
        <text:list-item>
          <text:p text:style-name="P15">Repräsentation einer Capability</text:p>
          <text:list>
            <text:list-item>
              <text:p text:style-name="P15">Anforderungen</text:p>
            </text:list-item>
            <text:list-item>
              <text:p text:style-name="P15">Repräsentation</text:p>
              <text:list>
                <text:list-item>
                  <text:p text:style-name="P15">Reachability Sphere</text:p>
                </text:list-item>
                <text:list-item>
                  <text:p text:style-name="P15">Kompaktere Darstellung mit geometrischen Grundkörpern</text:p>
                </text:list-item>
              </text:list>
            </text:list-item>
            <text:list-item>
              <text:p text:style-name="P15">Umwandlung in Capability</text:p>
              <text:list>
                <text:list-item>
                  <text:p text:style-name="P15">Hauptkomponentenanalyse</text:p>
                </text:list-item>
                <text:list-item>
                  <text:p text:style-name="P15">Shape fitting</text:p>
                </text:list-item>
              </text:list>
            </text:list-item>
          </text:list>
        </text:list-item>
        <text:list-item>
          <text:p text:style-name="P15">Capability Map</text:p>
        </text:list-item>
        <text:list-item>
          <text:p text:style-name="P15">Interface</text:p>
        </text:list-item>
        <text:list-item>
          <text:p text:style-name="P15">Weitere Funktionalität</text:p>
          <text:list>
            <text:list-item>
              <text:p text:style-name="P15">Capability Map Visualisierung</text:p>
            </text:list-item>
            <text:list-item>
              <text:p text:style-name="P15">Capability Maps zusammenführen</text:p>
            </text:list-item>
          </text:list>
        </text:list-item>
        <text:list-item>
          <text:p text:style-name="P15">Testergebnisse/Evaluation</text:p>
        </text:list-item>
        <text:list-item>
          <text:p text:style-name="P15">Aussicht/Zusammenfassung</text:p>
        </text:list-item>
      </text:list>
      <text:p text:style-name="P4"/>
      <text:p text:style-name="P4"/>
      <text:p text:style-name="P4"/>
      <text:p text:style-name="P4"/>
      <text:p text:style-name="P4"/>
      <text:p text:style-name="P2">Einführung</text:p>
      <text:p text:style-name="P4"/>
      <text:p text:style-name="P4">Problem:</text:p>
      <text:p text:style-name="P4">Der Roboter weiß nicht, von welcher Richtung aus er einen Gegenstand greifen kann. Es müssen mehrere Richtungen ausprobiert werden und eventuell muss der Roboter sogar neu positioniert werden.</text:p>
      <text:p text:style-name="P4"/>
      <text:p text:style-name="P4">Lösung:</text:p>
      <text:p text:style-name="P4">Wenn der Roboter seinen Arbeitsbereich kennt und weiß, welche Greifrichtungen an welcher Armposition möglich sind, kann der Roboter so positioniert werden, dass der Gegenstand auf jeden Fall greifbar ist. Es entfallen auch sämtliche Berechnungen, die aufgrund der unerreichbaren Pose des Endeffektors nicht zu einer Lösung führen würden. Außerdem ist die Abfrage, ob eine bestimmte Pose möglich ist, schneller, als auf ein Ergebnis der inversen Kinematik zu warten.</text:p>
      <text:p text:style-name="P4"/>
      <text:p text:style-name="P4">Outline:</text:p>
      <text:p text:style-name="P4">Zunächst wird beschrieben, was eine Capability ist, wie sie berechnet wird und wie sie platzsparend im Speicher repräsentiert werden kann. Im nächsten Abschnitt wird beschrieben, wie eine Vielzahl an Capabilities mithilfe eines Octree's effizient organisiert wird. Das Interface um auf die einzelnen Capabilities zuzugreifen und weitere nützliche Abfragen werden in Abschnitt 4 beschrieben. In Abschnitt 5 schließlich wird eine generierte Capability Map einer Reihe von Tests unterzogen. Es wird verglichen, wie schnell die Capability Map im Vergleich zu herkömmlichen Abfragen ist und wie gut die erzielten Ergebnisse übereinstimmen.</text:p>
      <text:p text:style-name="P4"/>
      <text:p text:style-name="P4"/>
      <text:p text:style-name="P4"/>
      <text:p text:style-name="P2"><text:soft-page-break/>Repräsentation einer Capability</text:p>
      <text:p text:style-name="P1"/>
      <text:p text:style-name="P1">Wird der Endeffektor eines Roboterarms an eine bestimmte Position bewegt, so kann er diese Position von verschiedenen Richtungen aus erreichen. Das Modell, das die Gesamtheit aller Richtungen, von denen aus ein bestimmter Ortspunkt erreicht werden kann, beschreibt, wird im Folgenden Capability genannt. Eine Capability beschreibt somit alle für den Endeffektor erreichbaren Posen an einem bestimmten Ort und dient dem Zweck, Informationen über die möglichen Greifrichtungen in kürzester Zeit zu gewinnen. In der Regel existiert für jeden Endeffektor und für jeden von diesem erreichbaren Ortspunkt eine individuelle Capability.</text:p>
      <text:p text:style-name="P1"/>
      <text:p text:style-name="P1">Um eine Capability aus dem Arbeitsbereich eines Roboters zu extrahieren sind im Wesentlichen zwei Arbeitsschritte nötig: Die Richtungsdaten müssen ermittelt und anschließend in ein geeignetes Format übertragen werden. Wie die Daten erhoben werden können und wie ein geeignetes Format aussieht wird in den nächsten Abschnitten erörtert.</text:p>
      <text:p text:style-name="P1"/>
      <text:p text:style-name="P1"/>
      <text:p text:style-name="P2">Die Reachability Sphere</text:p>
      <text:p text:style-name="P4"/>
      <text:p text:style-name="P4">Für die Erzeugung einer Capability müssen zunächst Informationen darüber gesammelt werden, von welchen Richtungen aus der betrachtete Ortspunkt erreichbar ist. Hierzu wird mithilfe der inversen Kinematik untersucht, ob der Ortspunkt von einer bestimmten Richtung aus erreichbar ist. Insgesamt wird diese Abfrage für <text:span text:style-name="T5">n</text:span> unterschiedliche Richtungen durchgeführt. Je höher die Anzahl der <text:span text:style-name="T5">n</text:span> Stichproben ist, desto genauer kann die Capability die Realität abbilden. Allerdings steigt damit auch der Rechenaufwand linear mit steigendem <text:span text:style-name="T5">n</text:span> an. Bildlich dargestellt ist der betrachtete Ortspunkt eine Kugel, auf deren Oberfläche sich <text:span text:style-name="T5">n</text:span> Punkte befinden. Jeder dieser <text:span text:style-name="T5">n</text:span><text:span text:style-name="T7"> Punkte stellt eine spezifische Richtung dar, von der aus die Kugel ergriffen werden kann (vgl. auch Abb. </text:span><text:span text:style-name="T8">X</text:span><text:span text:style-name="T9">). Diese Kugel wird im Zusammenhang mit den erhobenen Richtungsdaten </text:span><text:span text:style-name="T6">Reachability Sphere</text:span><text:span text:style-name="T9"> genannt.</text:span></text:p>
      <text:p text:style-name="P5"/>
      <text:p text:style-name="P5"/>
      <text:p text:style-name="P2"><text:span text:style-name="T9">[</text:span><text:span text:style-name="T7">TODO:</text:span><text:span text:style-name="T9"> Abbildung Reachability Sphere hinzufügen]</text:span></text:p>
      <text:p text:style-name="P5"/>
      <text:p text:style-name="P5"/>
      <text:p text:style-name="P5">Prinzipiell ist eine Reachability Sphere bereits eine Capability. Diese hat allerdings zwei gravierende Nachteile. Zum einen hat sie einen relativ hohen Speicherbedarf von O(n). Da sehr viele Capabilities benötigt werden, um den gesamten Arbeitsbereich des Roboters abzudecken sollte jede Capability für sich möglichst kompakt sein. Zum anderen müssten für die Abfrage, ob eine bestimmte Pose des Endeffektors möglich ist, schlimmstenfalls alle <text:span text:style-name="T5">n</text:span> Richtungen betrachtet werden. Eine für eine Capability selbstverständliche Abfrage mit einer Laufzeit von O(n) entspricht nicht den Erwartungen.</text:p>
      <text:p text:style-name="P5">Im nächsten Abschnitt wird vorgestellt, wie mithilfe geometrischer Grundkörper eine kompaktere Repräsentation der Daten erreicht werden kann.</text:p>
      <text:p text:style-name="P5"/>
      <text:p text:style-name="P5"/>
      <text:p text:style-name="P5"/>
      <text:p text:style-name="P5"/>
      <text:p text:style-name="P5"/>
      <text:p text:style-name="P5"/>
      <text:p text:style-name="P5"/>
      <text:p text:style-name="P5"/>
      <text:p text:style-name="P6"><text:soft-page-break/>Geometrische Grundkörper</text:p>
      <text:p text:style-name="P5"/>
      <text:p text:style-name="P6"><text:span text:style-name="T1">Franziska Zacharias, Christoph Borst und Gerd Hirzinger haben in ihrer Arbeit festgestellt, dass die Reachability Spheres gewisse Grundstrukturen aufweisen, die sich mit geometrischen Grundkörpern beschreiben lassen [1]. Zu diesen zählen der Kegel und der Zylinder, wobei beim Zylinder zwischen zwei Zylindertypen </text:span><text:span text:style-name="T12">t1</text:span><text:span text:style-name="T1"> und t2 unterschieden wird.</text:span></text:p>
      <text:p text:style-name="P6"><text:span text:style-name="T1">Der Kegel kommt zum Einsatz, wenn wie in Abb. </text:span><text:span text:style-name="T4">X</text:span><text:span text:style-name="T1"> gezeigt der Ortspunkt von nur einer Seite aus erreicht werden kann. Die Grundfläche des Kegels repräsentiert dabei die möglichen Griffrichtungen.</text:span></text:p>
      <text:p text:style-name="P6"><text:span text:style-name="T1">Der Zylinder t1 stellt eine Doppelkegelstruktur dar. Der Ortspunkt kann von zwei gegenüberliegenden Seiten erreicht werden (siehe Abb. </text:span><text:span text:style-name="T4">X</text:span><text:span text:style-name="T1">). Die beiden Deckflächen des Zylinders beschreiben hier die Capability.</text:span></text:p>
      <text:p text:style-name="P6"><text:span text:style-name="T1">Ebenfalls auftretende Ringstrukturen (siehe Abb. </text:span><text:span text:style-name="T4">X</text:span><text:span text:style-name="T1">) werden vom Zylinder t2 erfasst. Dieser nutzt seine Mantelfläche zur Darstellung der Richtungen.</text:span></text:p>
      <text:p text:style-name="P11">Auf den Fall, dass <text:s/>der Ortspunkt von allen oder von keinen Richtungen aus erreichbar ist wird in dem Paper nicht näher eingegangen. Die beiden Spezialfälle können zwar von allen vorgestellten Körpern erfasst werden, allerdings reduziert eine Einführung zweier neuer Darstellungsarten alle nachfolgenden Berechnungen in diesen Fällen auf eine ohnehin stattfindende Typunterscheidung. Für die anderen Grundkörper entfällt außerdem die Überprüfung auf Spezialfälle. In dieser Arbeit werden daher die Kugel für eine vollständig gefüllte Reachablity Sphere und ein nicht näher definierter Körper vom Typ „Leer“ stellvertretend für eine unerreichbare Endeffektorposition eingeführt.</text:p>
      <text:p text:style-name="P11"/>
      <text:p text:style-name="P11">Die Verwendung der vorgestellten geometrischen Grundkörper als Capability stellt im Vergleich zur Reachability Sphere eine immense Datenreduktion dar. Außerdem muss für die Abfrage einer bestimmten Griffrichtung lediglich getestet werden, ob diese innerhalb oder außerhalb der durch den Körper definierten Grenzen liegt. Die Abfrage hat somit eine Laufzeit von O(1).</text:p>
      <text:p text:style-name="P5"/>
      <text:p text:style-name="P5"/>
      <text:p text:style-name="P6">Shape Fit Error</text:p>
      <text:p text:style-name="P5"/>
      <text:p text:style-name="P6"><text:span text:style-name="T11">In der Realität lassen sich in den Reachability Spheres natürlich keine mathematisch exakten Grundkörper erkennen. Aus diesem Grund wird ein Maß für die Genauigkeit des entsprechend gewählten Körpers auf Grundlage der real erreichbaren Richtungen eingeführt – der </text:span><text:span text:style-name="T6">Shape Fit Error SFE</text:span><text:span text:style-name="T11">.</text:span></text:p>
      <text:p text:style-name="P5"/>
      <text:p text:style-name="P6"><text:span text:style-name="T11">Angenommen es gibt </text:span><text:span text:style-name="T6">R</text:span><text:span text:style-name="T11"> erreichbare Richtungen und es werden </text:span><text:span text:style-name="T6">r</text:span><text:span text:style-name="T11"> erreichbare und </text:span><text:span text:style-name="T6">u</text:span><text:span text:style-name="T11"> nicht erreichbare Richtungen vom gewählten Körper α abgedeckt. Der SFE am Ortspunkt</text:span><text:span text:style-name="T11"><draw:frame draw:style-name="fr1" draw:name="Objekt2" text:anchor-type="as-char" svg:y="-0.377cm" svg:width="0.441cm" svg:height="0.467cm" draw:z-index="2"><draw:object xlink:href="./Object 2" xlink:type="simple" xlink:show="embed" xlink:actuate="onLoad"/><draw:image xlink:href="./ObjectReplacements/Object 2" xlink:type="simple" xlink:show="embed" xlink:actuate="onLoad"/></draw:frame></text:span><text:span text:style-name="T11">lässt sich dann mit (1) berechnen.</text:span></text:p>
      <text:p text:style-name="P5"/>
      <text:p text:style-name="P5"/>
      <text:p text:style-name="P7"><text:span text:style-name="T11"><draw:frame draw:style-name="fr1" draw:name="Objekt1" text:anchor-type="as-char" svg:y="-0.894cm" svg:width="8.396cm" svg:height="1.635cm" draw:z-index="0"><draw:object xlink:href="./Object 1" xlink:type="simple" xlink:show="embed" xlink:actuate="onLoad"/><draw:image xlink:href="./ObjectReplacements/Object 1" xlink:type="simple" xlink:show="embed" xlink:actuate="onLoad"/></draw:frame></text:span><text:span text:style-name="T11"> <text:s text:c="64"/>(1)</text:span></text:p>
      <text:p text:style-name="P5"/>
      <text:p text:style-name="P5"/>
      <text:p text:style-name="P6"><text:span text:style-name="T11">Der </text:span><text:span text:style-name="T6">Shape Fit Error</text:span><text:span text:style-name="T11"> hat einen Wertebereich von [0, 100]. Ein SFE = 0 bedeutet, dass der gewählte Körper die Richtungsdaten bestmöglich abdeckt, ein SFE = 100 dagegen besagt, dass der Körper als Capability vollkommen ungeeignet ist. Durch den </text:span><text:span text:style-name="T6">Shape Fit Error</text:span><text:span text:style-name="T11"> kann die Genauigkeit der verschiedenen Grundkörper untereinander verglichen werden. Der Körper mit dem besten </text:span><text:span text:style-name="T6">SFE</text:span><text:span text:style-name="T11"> beschreibt die Reachability Sphere am besten.</text:span></text:p>
      <text:p text:style-name="P5"><text:soft-page-break/></text:p>
      <text:p text:style-name="P6">Implementation</text:p>
      <text:p text:style-name="P5"/>
      <text:p text:style-name="P5">Beginnnend mit dem Reachability Interface wird auf den nächsten Seiten detailliert erläutert, wie eine Capability auf Grundlage der vorgestellten geometrischen Grundkörper implementiert werden kann.</text:p>
      <text:p text:style-name="P5"/>
      <text:p text:style-name="P5"/>
      <text:p text:style-name="P6">Das Reachability Interface</text:p>
      <text:p text:style-name="P5"/>
      <text:p text:style-name="P6"><text:span text:style-name="T11">Bevor eine Capability erzeugt werden kann müssen zunächst die nötigen Richtungsdaten erhoben werden. Zu diesem Zweck wird das Reachability Interface definiert. Es soll den Zugriff auf die Inverse Kinematik des jeweiligen Roboters gewährleisten. Das Reachability Interface soll möglichst generisch sein, um verschiedene Arten von Robotern zu unterstützen. Aus diesem Grund wird die abstrakte Basisklasse </text:span><text:span text:style-name="T6">ReachabilityInterface</text:span><text:span text:style-name="T11"> definiert. Eine von dieser Basisklasse abgeleitete Klasse kann als PlugIn geladen werden. Das Reachability Interface enthält lediglich die abstrakte Methode </text:span><text:span text:style-name="T6">isReachable</text:span><text:span text:style-name="T11">, die als Parameter eine </text:span><text:span text:style-name="T6">Pose6D</text:span><text:span text:style-name="T11"> verlangt. Die </text:span><text:span text:style-name="T6">Pose6D</text:span><text:span text:style-name="T11"> besteht aus einem Ortsvektor und einem Quaternion. Der Vektor beschreibt den Ortspunkt und das Quaternion die Orientierung des Endeffektors im dreidimensionalen Raum. Als Rückgabewert liefert die Funktion einen booleschen Wert, der angibt ob die als Parameter übergebene Pose erreichbar ist oder nicht.</text:span></text:p>
      <text:p text:style-name="P6"><text:span text:style-name="T11">Die Klasse </text:span><text:span text:style-name="T6">ROSKinematicsInterface</text:span><text:span text:style-name="T11"> wird beispielsweise von der Basisklasse </text:span><text:span text:style-name="T6">ReachabilityInterface</text:span><text:span text:style-name="T11"> abgeleitet und stellt damit ein Interface zu ROS zur Verfügung. Sie lädt ihrerseits das ROSKinematicsPlugIn und leitet die </text:span><text:span text:style-name="T6">Pose6D</text:span><text:span text:style-name="T11"> an dessen IK-Solver weiter. Kann eine Lösung für die </text:span><text:span text:style-name="T6">Pose6D</text:span><text:span text:style-name="T11"> gefunden werden liefert </text:span><text:span text:style-name="T6">isReachable</text:span><text:span text:style-name="T11"> den booleschen Wert </text:span><text:span text:style-name="T6">true</text:span><text:span text:style-name="T11"> zurück, andernfalls </text:span><text:span text:style-name="T6">false</text:span><text:span text:style-name="T11">.</text:span></text:p>
      <text:p text:style-name="P5"/>
      <text:p text:style-name="P5"/>
      <text:p text:style-name="P6">Die Reachability Sphere</text:p>
      <text:p text:style-name="P5"/>
      <text:p text:style-name="P5">Die Reachability Sphere wird als eigene Klasse implementiert. Sie dient sozusagen als Container für die erhobenen Richtungsdaten. Um die Daten effizient nutzen zu können erhält sie zwei dynamische Arrays. Einen für die erreichbaren und einen für die unerreichbaren Richtungen. Mit der Methode <text:span text:style-name="T5">convertToCapability</text:span> hat sie außerdem die Aufgabe, anhand der Rohdaten eine Capability zu erzeugen.</text:p>
      <text:p text:style-name="P5"><text:span text:style-name="T10">(TODO:</text:span> umschreiben!<text:span text:style-name="T10">)</text:span> Bevor eine Reachability Sphere erzeugt werden kann müssen die einzelnen Richtungen, die getestet werden sollen, generiert werden. Um diese Berechnung nicht für für jede Capability durchführen zu müssen werden die generierten Richtungen in einer Lookup‑Tabelle gespeichert. Wie bereits erwähnt werden die unterschiedlichen Richtungen durch <text:span text:style-name="T5">n</text:span> auf der Oberfläche einer Kugel verteilten Punkte repräsentiert. Prinzipiell ist es egal, wie gleichmäßig die Punkte auf der Kugel verteilt sind, solange keine Region stark benachteiligt oder ausgelassen wird. In dieser Implementation ist es jedoch wichtig, dass die Punkte möglichst gleichverteilt sind, da im späteren Verlauf eine Hauptkomponentenanalyse durchgeführt wird. Diese würde empfindlich auf stärker oder schwächer bevölkerte Regionen reagieren (siehe Abschnitt Hauptkomponentenanalyse <text:span text:style-name="T10">TODO:</text:span> Kapitel Nr.).</text:p>
      <text:p text:style-name="P5">Ein geeigneter Algorithmus um Punkte gleichmäßig auf einer Kugel zu verteilen ist eine Variante des von Saff et al. vorgestellten S<text:span text:style-name="T5">piral Point Algorithmus</text:span> <text:span text:style-name="T10">[X]</text:span>. Die Variante nutzt den goldenen Winkel um die Punkte auf der Kugel zu verteilen, wodurch eine gleichmäßigere Verteilung der Punkte erzielt werden kann [@1]. Der Algorithmus teilt im Prinzip eine Kugel in <text:span text:style-name="T5">n</text:span> Kugelschichten auf. In jede dieser Schichten wird ein um den <text:soft-page-break/>golden Winkel zum vorherigen Punkt verschobener Punkt auf der Oberfläche der aktuellen Schicht eingefügt.</text:p>
      <text:p text:style-name="P5"/>
      <text:p text:style-name="P5"><text:span text:style-name="T10">TODO:</text:span> Pseudocode oder C++ Code einfügen</text:p>
      <text:p text:style-name="P5"/>
      <text:p text:style-name="P4"/>
      <text:p text:style-name="P5">Der Algorithmus liefert <text:span text:style-name="T5">n</text:span> Vektoren, die vom Zentrum einer Einheitskugel auf die <text:span text:style-name="T5">n</text:span> auf der Oberfläche gleichverteilten Punkte zeigen. Der Einfachheit halber werden diese Vektoren als Richtungsvektoren übernommen. Der Endeffektor zeigt also bildlich gesehen vom Zentrum der Kugel auf den jeweiligen Punkt an der Kugeloberfläche. Für die Reachability Sphere ist es irrelevant, ob der Endeffektor vom Kugelmittelpunkt auf einen Punkt an der Oberfläche oder von einem Punkt auf der gegenüberliegenden Seite aus zum Zentrum zeigt.</text:p>
      <text:p text:style-name="P5">Zusammen mit ihren Ortskoordinaten hat die Reachability Sphere nun alle nötigen Informationen, um über das Reachability Interface die Erreichbarkeit der <text:span text:style-name="T5">n</text:span> Richtungen abzufragen. Das Reachability Interface verlangt die Richtung in Form eines Quaternions. Da die Capability Map ohnehin nicht in der Lage ist, die Rotation des Endeffektors um seine eigene Achse darzustellen, vereinfacht sich die Überführung des Richtungsvektors <draw:frame draw:style-name="fr1" draw:name="Objekt4" text:anchor-type="as-char" svg:y="-0.383cm" svg:width="0.443cm" svg:height="0.473cm" draw:z-index="5"><draw:object xlink:href="./Object 4" xlink:type="simple" xlink:show="embed" xlink:actuate="onLoad"/><draw:image xlink:href="./ObjectReplacements/Object 4" xlink:type="simple" xlink:show="embed" xlink:actuate="onLoad"/></draw:frame>in ein Quaternion zu (2). <text:span text:style-name="T10">TODO:</text:span> Absatz überarbeiten, Quelle, Erklärung der Formel</text:p>
      <text:p text:style-name="P5"/>
      <text:p text:style-name="P5"/>
      <text:p text:style-name="P5"><draw:frame draw:style-name="fr1" draw:name="Objekt3" text:anchor-type="as-char" svg:y="-0.958cm" svg:width="8.909cm" svg:height="1.762cm" draw:z-index="3"><draw:object xlink:href="./Object 3" xlink:type="simple" xlink:show="embed" xlink:actuate="onLoad"/><draw:image xlink:href="./ObjectReplacements/Object 3" xlink:type="simple" xlink:show="embed" xlink:actuate="onLoad"/></draw:frame> <text:s text:c="59"/>(2)</text:p>
      <text:p text:style-name="P5"/>
      <text:p text:style-name="P5"/>
      <text:p text:style-name="P5">Die Konvertierung einer Reachability Sphere in geometrische Grundkörper wird im Abschnitt (<text:span text:style-name="T10">TODO: </text:span>Absatz?) Capability behandelt.</text:p>
      <text:p text:style-name="P5"/>
      <text:p text:style-name="P5"/>
      <text:p text:style-name="P6">Capability</text:p>
      <text:p text:style-name="P5"/>
      <text:p text:style-name="P5">Wie bereits angesprochen werden die geometrischen Grundkörper Kegel und Zylinder verwendet, um eine Capability zu repräsentieren. Die rotationssymmetrischen Formen können durch zwei Größen vollständig beschrieben werden. Die Lage ihrer Rotationsachse und ihren halben Öffnungswinkel. Die Rotationsachse wird in Kugelkoordinaten angegeben. Beim Kegel zeigt sie in Richtung der Grundfläche statt zur Kegelspitze und zeigt somit den Mittelpunkt der erreichbaren Fläche an. Bei den beiden Zylindertypen ist es unwichtig, zu welcher der beiden Grundflächen sie zeigt. Der halbe Öffnungswinkel gibt beim Zylinder vom Typ 1 den Winkel zwischen dem Mittelpunkt einer der beiden Grundflächen und einem Punkt am Rand der Grundfläche an. Beim Zylinder vom Typ 2 gibt er den Winkel zwischen einem Punkt auf der Mittellinie der Mantelfläche und dem senkrecht darüber liegenden Punkt auf dem Rand der Grundfläche an. Die beiden ergänzten Formen Kugel und „Leer“ benötigen weder eine Achse noch einen halben Öffnungswinkel.</text:p>
      <text:p text:style-name="P5">Die Klasse Capability erhält also drei Variablen für den Azimutwinkel Φ, den Polarwinkel Θ und den halben Öffnungswinkel α. Zwei weitere Variablen enthalten den Typ des gewählten Körpers und den <text:span text:style-name="T5">Shape Fit Error.</text:span></text:p>
      <text:p text:style-name="P14"/>
      <text:p text:style-name="P14"/>
      <text:p text:style-name="P14"/>
      <text:p text:style-name="P5"/>
      <text:p text:style-name="P5"><text:soft-page-break/></text:p>
      <text:p text:style-name="P6">Erzeugung einer Capability aus der Reachability Sphere</text:p>
      <text:p text:style-name="P5"/>
      <text:p text:style-name="P8">Die Erzeugung einer Capability erfolgt in drei Schritten. Zuerst wird anhand der erreichbaren Richtungen die Rotationsachse der einzelnen Körper ermittelt. Die Richtungsdaten werden hierzu einer Hauptkomponentenanalyse unterzogen, um die im Datenset vorkommenden Hauptrichtungen zu erhalten. Die zum jeweiligen Körper passende Hauptrichtung wird als dessen Rotationsachse definiert. Anschließend werden die einzelnen Grundkörper an die gewählte Achse angepasst. Der Körper mit dem besten <text:span text:style-name="T5">SFE</text:span> wird schließlich für die Capability gewählt.</text:p>
      <text:p text:style-name="P8">Bevor die Hauptkomponentenanalyse durchgeführt wird werden die Richtungsdaten auf Sonderfälle hin untersucht. Enthält die Reachability Sphere keine erreichbaren Punkte wird der Capability der Körper „Leer“ zugeordnet, enthält sie keine unerreichbaren Punkte fällt die Wahl auf die Kugel. Während der Hauptkomponentenanalyse wird durch die Anzahl der erreichbaren Punkte minus eins geteilt (siehe Abschnitt Hauptkomponentenanalyse). Dies führt zu einem weiteren Sonderfall der betrachtet werden muss. Enthält die Reachability Sphere lediglich einen einzigen erreichbaren Punkt wird eine Kegelform mit der Achse in Richtung des Punktes und einem minimalen Öffnungswinkel gewählt.</text:p>
      <text:p text:style-name="P8"/>
      <text:p text:style-name="P8"/>
      <text:p text:style-name="P6">Hauptkomponentenanalyse</text:p>
      <text:p text:style-name="P8"/>
      <text:p text:style-name="P6">TODO: <text:span text:style-name="T11">Beschreibung der PCA! Eine PCA …</text:span></text:p>
      <text:p text:style-name="P5"/>
      <text:p text:style-name="P8">Für die Hauptkomponentenanalyse müssen zunächst die Kovarianzen der Vektorkomponenten x, y und z ermittelt werden. Dazu wird der Mittelwert der einzelnen Vektorkomponenten mit (3) berechnet. Die Kovarianzen lassen sich dann mit (4) berechnen.</text:p>
      <text:p text:style-name="P8"/>
      <text:p text:style-name="P8"><draw:frame draw:style-name="fr1" draw:name="Objekt5" text:anchor-type="as-char" svg:y="-1.298cm" svg:width="2.461cm" svg:height="1.681cm" draw:z-index="4"><draw:object xlink:href="./Object 5" xlink:type="simple" xlink:show="embed" xlink:actuate="onLoad"/><draw:image xlink:href="./ObjectReplacements/Object 5" xlink:type="simple" xlink:show="embed" xlink:actuate="onLoad"/></draw:frame> <text:s text:c="114"/>(3)</text:p>
      <text:p text:style-name="P8"/>
      <text:p text:style-name="P8"><draw:frame draw:style-name="fr1" draw:name="Objekt6" text:anchor-type="as-char" svg:y="-1.298cm" svg:width="6.87cm" svg:height="1.685cm" draw:z-index="6"><draw:object xlink:href="./Object 6" xlink:type="simple" xlink:show="embed" xlink:actuate="onLoad"/><draw:image xlink:href="./ObjectReplacements/Object 6" xlink:type="simple" xlink:show="embed" xlink:actuate="onLoad"/><svg:desc>Formel</svg:desc></draw:frame> <text:s text:c="77"/>(4)</text:p>
      <text:p text:style-name="P4"/>
      <text:p text:style-name="P4"/>
      <text:p text:style-name="P4">Im Anschluss daran wird mit (5) die Kovarianzmatrix C aufgestellt.</text:p>
      <text:p text:style-name="P4"/>
      <text:p text:style-name="P4"><draw:frame draw:style-name="fr1" draw:name="Objekt7" text:anchor-type="as-char" svg:y="-0.988cm" svg:width="8.061cm" svg:height="1.736cm" draw:z-index="7"><draw:object xlink:href="./Object 7" xlink:type="simple" xlink:show="embed" xlink:actuate="onLoad"/><draw:image xlink:href="./ObjectReplacements/Object 7" xlink:type="simple" xlink:show="embed" xlink:actuate="onLoad"/></draw:frame> <text:s text:c="67"/>(5)</text:p>
      <text:p text:style-name="P4"/>
      <text:p text:style-name="P4"/>
      <text:p text:style-name="P4">Die Eigenvektoren der Kovarianzmatrix stellen die Hauptachsen dar. Die Bibliothek <text:span text:style-name="T5">Eigen</text:span><text:span text:style-name="T7"> </text:span><text:span text:style-name="T9">[</text:span><text:span text:style-name="T8">TODO:</text:span><text:span text:style-name="T9"> Link] stellt</text:span><text:span text:style-name="T7"> ein geeignetes numerisches Verfahren zur Verfügung um die Eigenvektoren mit den zugehörigen Eigenwerten der Kovarianzmatrix zu erhalten. </text:span><text:span text:style-name="T5">Eigen</text:span><text:span text:style-name="T7"> gibt die Eigenvektoren in normierter Form aus, andernfalls müssten diese nachträglich normiert werden.</text:span></text:p>
      <text:p text:style-name="P4"><text:soft-page-break/>Der Eigenvektor mit dem größten Eigenwert entspricht der Hauptachse mit höchster Signifikanz. Entlang dieser Achse liegen die meisten Messpunkte. Bei einer Reachability Sphere mit Kegel- oder Zylinderstruktur vom Typ 1 ist dies die Rotationsachse. Der Eigenvektor mit dem zweitgrößten Eigenwert steht senkrecht auf dem zuvor genannten Eigenvektor und zeigt in die Richtung, in der die zweitmeisten Messpunkte liegen. Der Zylinder vom Typ 2, der eine Ringstruktur darstellt, wählt diesen Eigenvektor als Rotationsachse. Da die Eigenvektoren normiert sind stellen sie zugleich auch einen Punkt auf der Oberfläche der Reachability Sphere dar, durch den die Achse verläuft. Dieser Punkt wird im weiteren Verlauf Achspunkt genannt.</text:p>
      <text:p text:style-name="P4">Anhand der jeweiligen Achspunkt können nun der halbe Öffnungswinkel und der <text:span text:style-name="T5">Shape Fit Error</text:span><text:span text:style-name="T7"> der einzelnen Grundkörper</text:span> ermittelt werden. Dieser Prozess wird Shape Fitting genannt.</text:p>
      <text:p text:style-name="P4"/>
      <text:p text:style-name="P8"/>
      <text:p text:style-name="P6">Shape Fitting</text:p>
      <text:p text:style-name="P4"/>
      <text:p text:style-name="P4"/>
      <text:p text:style-name="P4">Beim Shape Fitting wird der halbe Öffnungswinkel und parallel dazu der <text:span text:style-name="T5">SFE</text:span><text:span text:style-name="T7"> für die einzelnen Grundformen ermittelt. Hierzu ist eine Berechnung des Zentriwinkels zwischen den einzelnen Messpunkten auf der Oberfläche der Reachability Sphere und dem Achspunkt des jeweiligen Grundkörpers nötig. Der Zentriwinkel ζ der Orthodrome zweier Punkte A <text:s/>und B auf der Oberfläche einer Einheitskugel lässt sich mit (6) ermitteln.</text:span></text:p>
      <text:p text:style-name="P6">TODO: <text:span text:style-name="T11">atan2 mathematische Funktion?</text:span></text:p>
      <text:p text:style-name="P5"/>
      <text:p text:style-name="P8"/>
      <text:p text:style-name="P4"><text:span text:style-name="T7"><draw:frame draw:style-name="fr1" draw:name="Objekt8" text:anchor-type="as-char" svg:y="-1.03cm" svg:width="13.591cm" svg:height="1.976cm" draw:z-index="1"><draw:object xlink:href="./Object 8" xlink:type="simple" xlink:show="embed" xlink:actuate="onLoad"/><draw:image xlink:href="./ObjectReplacements/Object 8" xlink:type="simple" xlink:show="embed" xlink:actuate="onLoad"/></draw:frame></text:span><text:span text:style-name="T7"> <text:s text:c="20"/>(6)</text:span></text:p>
      <text:p text:style-name="P4"/>
      <text:p text:style-name="P4"/>
      <text:p text:style-name="P4">Bevor die einzelnen Zentriwinkel berechnet werden werden zwei separate Arrays erstellt, die die einzelnen Winkel enthalten sollen. Ein Array erhält die Zentriwinkel zwischen dem Achspunkt und den erreichbaren Punkten auf der Reachability Sphere und das andere Array die Winkel für die nicht erreichbaren Punkte. Die beiden Arrays erhalten je nach der gewählten geometrischen Grundform unterschiedliche Werte.</text:p>
      <text:p text:style-name="P4"/>
      <text:p text:style-name="P4">Beim Kegel ist der Achspunkt zugleich der Mittelpunkt der Kegelgrundfläche. Die erreichbaren Punkte liegen also rings um den Achspunkt herum. Die Zentriwinkel zwischen dem Achspunkt und allen Messpunkten werden mit (6) ermittelt und entsprechend auf die beiden Arrays aufgeteilt. Anschließend werden beide Arrays beginnend mit dem kleinsten Winkel der Größe nach sortiert. Am Anfang der Arrays stehen nun also die Zentriwinkel der dem Achspunkt nächstgelegenen Messpunkte und am Ende die am weitesten entfernten, also die Punkte auf der gegenüberliegenden Seite.</text:p>
      <text:p text:style-name="P8"/>
      <text:p text:style-name="P8">Der Zylinder vom Typ 1 repräsentiert eine Doppelkegelstruktur. Der Achspunkt liegt im Zentrum einer der beiden Deckflächen. Um beide Seiten des Doppelkegels abzudecken wird zunächst mit (6) der Zentriwinkel aller Punkte berechnet und entsprechend auf die beiden Arrays aufgeteilt. Zusätzlich wird von den Zentriwinkeln 180° abgezogen und der Betrag genommen. Ist der daraus resultierende Winkel kleiner als der ursprüngliche Winkel ohne Subtraktion, so wird der ursprüngliche Zentriwinkel von diesem ersetzt. Nach der Sortierung beider Arrays stehen an deren Anfang die Winkel der der Achse <text:soft-page-break/>nächstgelegen Messpunkte. Am Ende der Arrays stehen die Winkel der Punkte entlang der Mittellinie des Zylinders.</text:p>
      <text:p text:style-name="P5"/>
      <text:p text:style-name="P4"><text:span text:style-name="T9">Der Zylinder vom Typ 2 repräsentiert eine Ringstruktur. Der Achspunkt steht senkrecht auf der gedachten Fläche in der die Ringstruktur liegt. Bevor die mit (6) berechneten Zentriwinkel auf die beiden Arrays aufgeteilt werden, werden sie jeweils von 90° abgezogen und der Betrag genommen. Nach der Sortierung beider Arrays stehen an deren Anfang die Winkel der Punkte, die der Mittellinie am nächsten liegen. Am Ende </text:span><text:span text:style-name="T9">stehen die Winkel der der Rotationsachse nächstgelegenen Punkte.</text:span></text:p>
      <text:p text:style-name="P4"><text:span text:style-name="T7">Um den halben Öffnungswinkel zu erhalten wird aus den beiden Arrays der jeweils kleinere Zentriwinkel ausgewählt und der zugehörige Punkt als gesehen markiert. Der aktuelle Zentriwinkel wird als vorläufiger halber Öffnungswinkel angenommen. Anschließend wird der </text:span><text:span text:style-name="T5">SFE</text:span><text:span text:style-name="T7"> des Grundkörpers mit dem angenommenen halben Öffnungswinkel mit (1) berechnet. Ist der berechnete </text:span><text:span text:style-name="T5">SFE</text:span><text:span text:style-name="T7"> kleiner als der bisher beste </text:span><text:span text:style-name="T5">SFE</text:span><text:span text:style-name="T7">, so wird er als bester </text:span><text:span text:style-name="T5">SFE</text:span><text:span text:style-name="T7"> zusammen mit dem halben Öffnungswinkel vorgemerkt. Diese Prozedur wird für alle erreichbaren und unerreichbaren Punkte vorgenommen. Ist im Array mit den Zentriwinkeln der erreichbaren Punkte ein Winkel genauso groß wie ein Winkel im anderen Array, so wird zunächst der unerreichbare Punkt betrachtet. Dadurch wird gewährleistet, dass der </text:span><text:span text:style-name="T5">SFE</text:span><text:span text:style-name="T7"> nicht besser wird, als er mit dem angenommenen halben Öffnungswinkel tatsächlich ist. Am Ende liegt der halbe Öffnungswinkel vor, für den der Körper den besten </text:span><text:span text:style-name="T5">Shape Fit Error</text:span><text:span text:style-name="T7"> besitzt. Beide Werte, halber Öffnungswinkel und </text:span><text:span text:style-name="T5">SFE,</text:span><text:span text:style-name="T7"> werden gespeichert.</text:span></text:p>
      <text:p text:style-name="P8"/>
      <text:p text:style-name="P8"/>
      <text:p text:style-name="P4"><text:span text:style-name="T8">TODO:</text:span><text:span text:style-name="T9"> Code</text:span></text:p>
      <text:p text:style-name="P5"/>
      <text:p text:style-name="P12">size_t i = 0;</text:p>
      <text:p text:style-name="P12">size_t j = 0;</text:p>
      <text:p text:style-name="P12">int reachableMissed = numReachableDirections;</text:p>
      <text:p text:style-name="P12">int unreachableCovered = 0;</text:p>
      <text:p text:style-name="P12">double bestShapeFitError = 1.0;</text:p>
      <text:p text:style-name="P12">double bestAngle = 0.0;</text:p>
      <text:p text:style-name="P13"/>
      <text:p text:style-name="P13">while (i &lt; numReachableDirections &amp;&amp; j &lt; numUnreachableDirections)</text:p>
      <text:p text:style-name="P13">{</text:p>
      <text:p text:style-name="P13"><text:s text:c="4"/>// angle of current reachable direction is smaller than angle of current unreachable direction</text:p>
      <text:p text:style-name="P13"><text:s text:c="4"/>if (reachableOrthodromeAngles[i] &lt; unreachableOrthodromeAngles[j])</text:p>
      <text:p text:style-name="P13"><text:s text:c="4"/>{</text:p>
      <text:p text:style-name="P13"><text:s text:c="8"/>// get next reachable angle and decrease reachableMissed</text:p>
      <text:p text:style-name="P13"><text:s text:c="8"/>++i;</text:p>
      <text:p text:style-name="P13"><text:s text:c="8"/>--reachableMissed;</text:p>
      <text:p text:style-name="P13"><text:s text:c="4"/>}</text:p>
      <text:p text:style-name="P13"><text:s text:c="4"/>// a unreachable direction gets covered</text:p>
      <text:p text:style-name="P13"><text:s text:c="4"/>else</text:p>
      <text:p text:style-name="P13"><text:s text:c="4"/>{</text:p>
      <text:p text:style-name="P13"><text:s text:c="8"/>++j;</text:p>
      <text:p text:style-name="P13"><text:s text:c="8"/>++unreachableCovered;</text:p>
      <text:p text:style-name="P13"><text:s text:c="4"/>}</text:p>
      <text:p text:style-name="P13"><text:s text:c="4"/>// compute shape fit error and compare it with best shape fit error so far</text:p>
      <text:p text:style-name="P13"><text:s text:c="4"/>double shapeFitError = (double)(reachableMissed + unreachableCovered) / (double)numReachableDirections;</text:p>
      <text:p text:style-name="P13"><text:soft-page-break/></text:p>
      <text:p text:style-name="P13"><text:s text:c="4"/>if (shapeFitError &lt;= bestShapeFitError)</text:p>
      <text:p text:style-name="P13"><text:s text:c="4"/>{</text:p>
      <text:p text:style-name="P13"><text:s text:c="8"/>bestShapeFitError = shapeFitError;</text:p>
      <text:p text:style-name="P13"><text:s text:c="8"/>bestAngle = reachableOrthodromeAngles[i - 1];</text:p>
      <text:p text:style-name="P13"><text:s text:c="4"/>}</text:p>
      <text:p text:style-name="P13">}</text:p>
      <text:p text:style-name="P12"/>
      <text:p text:style-name="P5"/>
      <text:p text:style-name="P6">Wahl des geometrischen Grundkörpers</text:p>
      <text:p text:style-name="P5"/>
      <text:p text:style-name="P4"><text:span text:style-name="T9">Wurde zuvor kein Körper der Form Kugel, „Leer“ oder minimaler Kegel gewählt, so liegen nach dem Shape Fitting der </text:span><text:span text:style-name="T6">SFE</text:span><text:span text:style-name="T9"> und der halbe Öffnungswinkel aller anderen geometrischen Grundkörper auf Grundlage der vorliegenden Richtungsdaten vor. Die </text:span><text:span text:style-name="T6">SFE's</text:span><text:span text:style-name="T9"> der einzelnen Körper beschreiben, wie gut der einzelne Körper die Daten beschreibt. Die Wahl des die Reachability Sphere am besten beschreibenden Körpers fällt dementsprechend auf den Körper mit dem besten </text:span><text:span text:style-name="T6">Shape Fit Error</text:span><text:span text:style-name="T9">.</text:span></text:p>
      <text:p text:style-name="P4"/>
      <text:p text:style-name="P4"/>
      <text:p text:style-name="P4"/>
      <text:p text:style-name="P2">Capability Map</text:p>
      <text:p text:style-name="P1"/>
      <text:p text:style-name="P1">Da nun bekannt ist, wie einzelne Capabilities berechnet werden können befasst sich dieser Abschnitt mit der Erfassung aller Capabilities im Arbeitsbereich des Roboterarms und der Zusammenfassung dieser in einer Capability Map.</text:p>
      <text:p text:style-name="P1">Um den Arbeitsbereich des Roboters korrekt zu erfassen muss eine Bounding Box angegeben werden, die den Arbeitsbereich vollständig enthält. Außerdem muss die Auflösung der Capability Map festgelegt werden. Die Auflösung definiert den relativen Abstand der einzelnen Capabilities zueinander. Innerhalb der Bounding Box werden alle Capabilities im durch die Auflösung definierten Abstand der Reihe nach berechnet. Es werden auch die Capabilities berechnet, die außerhalb des Arbeitsbereiches liegen und zu einer „leeren“ Capability führen. Um die Anzahl der zu berechnenden „leeren“ Capabilities zu begrenzen sollte die Bounding Box also nicht zu groß gewählt werden.</text:p>
      <text:p text:style-name="P1"/>
      <text:p text:style-name="P1"/>
      <text:p text:style-name="P1">Im üblicherweise dreidimensionalen Arbeitsbereich eines Roboters liegen unter Umständen sehr viele Capabilities. Die Hauptaufgabe besteht darin, diese korrekt zu erfassen und effizient im Speicher zu organisieren. Bounding Box …</text:p>
      <text:p text:style-name="P1"/>
      <text:p text:style-name="P1">[…] Der naheliegendste Ansatz besteht darin, die Capabilities in einem dreidimensionalen Array abzulegen. </text:p>
      <text:p text:style-name="P1"/>
      <text:p text:style-name="P1"/>
      <text:p text:style-name="P1"/>
      <text:p text:style-name="P1"/>
      <text:p text:style-name="P2">Anforderungen (TODO: evtl. in der Einleitung unterbringen)</text:p>
      <text:p text:style-name="P1"/>
      <text:p text:style-name="P5">Eine Capability soll in der Lage sein, alle Richtungen, von denen aus ein bestimmter Ort mit dem Endeffektor erreicht werden kann, zu beschreiben. Um den kompletten Arbeitsbereich eines Roboters abzudecken sind sehr viele Capabilities nötig. Diese sollten also möglichst kompakt im Speicherbedarf sein und in absehbarer Zeit berechnet werden können. Da eine Capability dem Zweck dient, Informationen über die möglichen <text:soft-page-break/>Greifrichtungen in kürzester Zeit zu gewinnen, muss eine derartige Abfrage möglich sein. Die Antwort sollte in jedem Fall schneller erfolgen, als eine ähnliche Abfrage über die inverse Kinematik.</text:p>
      <text:p text:style-name="P5"/>
      <text:p text:style-name="P5"/>
      <text:p text:style-name="P6">Ergebnisse</text:p>
      <text:p text:style-name="P4"/>
      <text:p text:style-name="P4"/>
      <text:p text:style-name="P4">Berechnung von 184280 Capabilities für PR2 (Auflösung 2,5 cm):</text:p>
      <text:p text:style-name="P4">Zeit: 3 h 6 min 37 sec</text:p>
      <text:p text:style-name="P4"/>
      <text:p text:style-name="P4"/>
      <text:p text:style-name="P4"/>
      <text:p text:style-name="P4"/>
      <text:p text:style-name="P2">Literaturverzeichnis</text:p>
      <text:p text:style-name="P1"/>
      <text:p text:style-name="P4">[1] <text:span text:style-name="T1">Franziska Zacharias, Christoph Borst, Gerd Hirzinger, </text:span>„<text:span text:style-name="T1">Capturing Robot Workspace Structure: Representing Robot Capabilities“, in </text:span><text:span text:style-name="T2">Proc. IEEE Int. Conf. on Intelligent Robots and </text:span><text:span text:style-name="T3">Systems (IROS),</text:span><text:span text:style-name="T1"> 2007.</text:span></text:p>
      <text:p text:style-name="P9"/>
      <text:p text:style-name="P9"/>
      <text:p text:style-name="P10">Weblinks</text:p>
      <text:p text:style-name="P9"/>
      <text:p text:style-name="P9">[@1] http://web.archive.org/web/20120421191837/http://www.cgafaq.info/wiki/Evenly_distributed_points_on_sp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Kempfle</meta:initial-creator>
    <meta:creation-date>2014-02-04T04:54:03.94</meta:creation-date>
    <dc:date>2014-02-18T12:46:20.42</dc:date>
    <dc:creator>Jochen Kempfle</dc:creator>
    <meta:editing-duration>P4DT16H1M38S</meta:editing-duration>
    <meta:editing-cycles>24</meta:editing-cycles>
    <meta:generator>OpenOffice/4.0.1$Win32 OpenOffice.org_project/401m5$Build-9714</meta:generator>
    <meta:document-statistic meta:table-count="0" meta:image-count="0" meta:object-count="8" meta:page-count="10" meta:paragraph-count="129" meta:word-count="3211" meta:character-count="23880"/>
  </office:meta>
</office:document-meta>
</file>

<file path=Object 1/content.xml><?xml version="1.0" encoding="utf-8"?>
<math xmlns="http://www.w3.org/1998/Math/MathML">
  <semantics>
    <mrow>
      <mi mathvariant="italic">SFE</mi>
      <mrow>
        <mo stretchy="false">(</mo>
        <mrow>
          <mover accent="true">
            <mi>a</mi>
            <mo stretchy="false">⃗</mo>
          </mover>
          <mi>,</mi>
          <mo stretchy="false">α</mo>
        </mrow>
        <mo stretchy="false">)</mo>
      </mrow>
      <mrow>
        <mi/>
        <mo stretchy="false">=</mo>
        <mi/>
      </mrow>
      <mfenced open="{" close="}">
        <mrow>
          <mi/>
          <mtable>
            <mtr>
              <mtd>
                <mrow>
                  <mfrac>
                    <mrow>
                      <mrow>
                        <mi>u</mi>
                        <mo stretchy="false">+</mo>
                        <mi>r</mi>
                      </mrow>
                    </mrow>
                    <mrow>
                      <mi>R</mi>
                    </mrow>
                  </mfrac>
                  <mrow>
                    <mi/>
                    <mo stretchy="false">∗</mo>
                    <mi/>
                  </mrow>
                  <mn>100</mn>
                  <mi/>
                  <mi mathvariant="italic">für</mi>
                  <mi/>
                  <mrow>
                    <mi>u</mi>
                    <mo stretchy="false">+</mo>
                    <mi>r</mi>
                  </mrow>
                  <mrow>
                    <mi/>
                    <mo stretchy="false">≤</mo>
                    <mi/>
                  </mrow>
                  <mi>R</mi>
                </mrow>
              </mtd>
            </mtr>
            <mtr>
              <mtd>
                <mrow>
                  <mn>100</mn>
                  <mi/>
                  <mi mathvariant="italic">für</mi>
                  <mi/>
                  <mrow>
                    <mi>u</mi>
                    <mo stretchy="false">+</mo>
                    <mi>r</mi>
                  </mrow>
                  <mrow>
                    <mi/>
                    <mo stretchy="false">&gt;</mo>
                    <mi/>
                  </mrow>
                  <mi>R</mi>
                </mrow>
              </mtd>
            </mtr>
          </mtable>
          <mi/>
        </mrow>
      </mfenced>
    </mrow>
    <annotation encoding="StarMath 5.0">SFE(vec a, %alpha ) ~ = ~ left lbrace ~ stack{ {u + r} over {alignc  R} ` * ` 100 ~~ für ` u + r ` &lt;= ` R # 100 ~~ für ` u+r ` &gt; ` R} ~ right rbrace</annotation>
  </semantics>
</math>
</file>

<file path=Object 2/content.xml><?xml version="1.0" encoding="utf-8"?>
<math xmlns="http://www.w3.org/1998/Math/MathML">
  <semantics>
    <mrow>
      <mover accent="true">
        <mi>a</mi>
        <mo stretchy="false">⃗</mo>
      </mover>
    </mrow>
    <annotation encoding="StarMath 5.0">vec a </annotation>
  </semantics>
</math>
</file>

<file path=Object 3/content.xml><?xml version="1.0" encoding="utf-8"?>
<math xmlns="http://www.w3.org/1998/Math/MathML">
  <semantics>
    <mrow>
      <mtext>Quaternion</mtext>
      <mrow>
        <mo stretchy="false">(</mo>
        <mrow>
          <mover accent="true">
            <mi>v</mi>
            <mo stretchy="false">⃗</mo>
          </mover>
        </mrow>
        <mo stretchy="false">)</mo>
      </mrow>
      <mrow>
        <mi/>
        <mo stretchy="false">=</mo>
        <mi/>
      </mrow>
      <mfenced open="∥" close="∥">
        <mrow>
          <mi/>
          <mn>1</mn>
          <mrow>
            <mi/>
            <mo stretchy="false">+</mo>
            <mi/>
          </mrow>
          <mrow>
            <mover accent="true">
              <msub>
                <mi>e</mi>
                <mn>1</mn>
              </msub>
              <mo stretchy="false">⃗</mo>
            </mover>
            <mo stretchy="false">⋅</mo>
            <mrow>
              <mo stretchy="false">∥</mo>
              <mrow>
                <mover accent="true">
                  <mi>v</mi>
                  <mo stretchy="false">⃗</mo>
                </mover>
              </mrow>
              <mo stretchy="false">∥</mo>
            </mrow>
          </mrow>
          <mrow>
            <mi/>
            <mo stretchy="false">+</mo>
            <mi/>
          </mrow>
          <mrow>
            <mfenced open="(" close=")">
              <mrow>
                <mrow>
                  <mover accent="true">
                    <msub>
                      <mi>e</mi>
                      <mn>1</mn>
                    </msub>
                    <mo stretchy="false">⃗</mo>
                  </mover>
                  <mo stretchy="false">×</mo>
                  <mrow>
                    <mo stretchy="false">∥</mo>
                    <mrow>
                      <mover accent="true">
                        <mi>v</mi>
                        <mo stretchy="false">⃗</mo>
                      </mover>
                    </mrow>
                    <mo stretchy="false">∥</mo>
                  </mrow>
                </mrow>
              </mrow>
            </mfenced>
            <mo stretchy="false">⋅</mo>
            <mfenced open="(" close=")">
              <mrow>
                <mtable>
                  <mtr>
                    <mtd>
                      <mrow>
                        <mi>i</mi>
                      </mrow>
                    </mtd>
                  </mtr>
                  <mtr>
                    <mtd>
                      <mrow>
                        <mi>j</mi>
                      </mrow>
                    </mtd>
                  </mtr>
                  <mtr>
                    <mtd>
                      <mrow>
                        <mi>k</mi>
                      </mrow>
                    </mtd>
                  </mtr>
                </mtable>
              </mrow>
            </mfenced>
          </mrow>
          <mi/>
        </mrow>
      </mfenced>
    </mrow>
    <annotation encoding="StarMath 5.0">"Quaternion" ( vec v) ~ = ~ left ldline ` 1 ` + ` vec e_1 cdot ldline vec v rdline ` + ` left ( vec e_1 times ldline vec v rdline right )  cdot left ( stack{i # j # k} right ) ` right rdline</annotation>
  </semantics>
</math>
</file>

<file path=Object 4/content.xml><?xml version="1.0" encoding="utf-8"?>
<math xmlns="http://www.w3.org/1998/Math/MathML">
  <semantics>
    <mrow>
      <mover accent="true">
        <mtext>v</mtext>
        <mo stretchy="false">⃗</mo>
      </mover>
    </mrow>
    <annotation encoding="StarMath 5.0">vec "v"</annotation>
  </semantics>
</math>
</file>

<file path=Object 5/content.xml><?xml version="1.0" encoding="utf-8"?>
<math xmlns="http://www.w3.org/1998/Math/MathML">
  <semantics>
    <mrow>
      <mi>X</mi>
      <mrow>
        <mi/>
        <mo stretchy="false">=</mo>
        <mi/>
      </mrow>
      <mfrac>
        <mrow>
          <munderover>
            <mo stretchy="false">∑</mo>
            <mrow>
              <mrow>
                <mi>i</mi>
                <mo stretchy="false">=</mo>
                <mn>1</mn>
              </mrow>
            </mrow>
            <mrow>
              <mi>n</mi>
            </mrow>
          </munderover>
          <msub>
            <mi>X</mi>
            <mi>i</mi>
          </msub>
        </mrow>
        <mi>n</mi>
      </mfrac>
    </mrow>
    <annotation encoding="StarMath 5.0">X ~ = ~ sum from{i = 1} to{n} X_i over n</annotation>
  </semantics>
</math>
</file>

<file path=Object 6/content.xml><?xml version="1.0" encoding="utf-8"?>
<math xmlns="http://www.w3.org/1998/Math/MathML">
  <semantics>
    <mrow>
      <mi mathvariant="italic">Kov</mi>
      <mrow>
        <mo stretchy="false">(</mo>
        <mrow>
          <mi>X</mi>
          <mi>,</mi>
          <mi>Y</mi>
        </mrow>
        <mo stretchy="false">)</mo>
      </mrow>
      <mrow>
        <mi/>
        <mo stretchy="false">=</mo>
        <mi/>
      </mrow>
      <mfrac>
        <mrow>
          <mrow>
            <mrow>
              <munderover>
                <mo stretchy="false">∑</mo>
                <mrow>
                  <mrow>
                    <mi>i</mi>
                    <mo stretchy="false">=</mo>
                    <mn>1</mn>
                  </mrow>
                </mrow>
                <mrow>
                  <mi>n</mi>
                </mrow>
              </munderover>
              <mrow>
                <mo stretchy="false">(</mo>
                <mrow>
                  <mrow>
                    <msub>
                      <mi>X</mi>
                      <mi>i</mi>
                    </msub>
                    <mo stretchy="false">−</mo>
                    <mi>X</mi>
                  </mrow>
                </mrow>
                <mo stretchy="false">)</mo>
              </mrow>
            </mrow>
            <mo stretchy="false">∗</mo>
            <mrow>
              <mo stretchy="false">(</mo>
              <mrow>
                <mrow>
                  <msub>
                    <mi>Y</mi>
                    <mi>i</mi>
                  </msub>
                  <mo stretchy="false">−</mo>
                  <mi>Y</mi>
                </mrow>
              </mrow>
              <mo stretchy="false">)</mo>
            </mrow>
          </mrow>
        </mrow>
        <mrow>
          <mrow>
            <mi>n</mi>
            <mo stretchy="false">−</mo>
            <mn>1</mn>
          </mrow>
        </mrow>
      </mfrac>
    </mrow>
    <annotation encoding="StarMath 5.0">Kov(X, Y) ~ = ~ {sum from{i = 1} to{n} (X_i - X) * (Y_i - Y)} over {n - 1}</annotation>
  </semantics>
</math>
</file>

<file path=Object 7/content.xml><?xml version="1.0" encoding="utf-8"?>
<math xmlns="http://www.w3.org/1998/Math/MathML">
  <semantics>
    <mrow>
      <mi>C</mi>
      <mrow>
        <mi/>
        <mo stretchy="false">=</mo>
        <mi/>
      </mrow>
      <mfenced open="(" close=")">
        <mrow>
          <mtable>
            <mtr>
              <mtd>
                <mrow>
                  <mi mathvariant="italic">Kov</mi>
                  <mrow>
                    <mo stretchy="false">(</mo>
                    <mrow>
                      <mi>x</mi>
                      <mi>,</mi>
                      <mi>x</mi>
                    </mrow>
                    <mo stretchy="false">)</mo>
                  </mrow>
                </mrow>
              </mtd>
              <mtd>
                <mrow>
                  <mi mathvariant="italic">Kov</mi>
                  <mrow>
                    <mo stretchy="false">(</mo>
                    <mrow>
                      <mi>x</mi>
                      <mi>,</mi>
                      <mi>y</mi>
                    </mrow>
                    <mo stretchy="false">)</mo>
                  </mrow>
                </mrow>
              </mtd>
              <mtd>
                <mrow>
                  <mi mathvariant="italic">Kov</mi>
                  <mrow>
                    <mo stretchy="false">(</mo>
                    <mrow>
                      <mi>x</mi>
                      <mi>,</mi>
                      <mi>z</mi>
                    </mrow>
                    <mo stretchy="false">)</mo>
                  </mrow>
                </mrow>
              </mtd>
            </mtr>
            <mtr>
              <mtd>
                <mrow>
                  <mi mathvariant="italic">Kov</mi>
                  <mrow>
                    <mo stretchy="false">(</mo>
                    <mrow>
                      <mi>y</mi>
                      <mi>,</mi>
                      <mi>x</mi>
                    </mrow>
                    <mo stretchy="false">)</mo>
                  </mrow>
                </mrow>
              </mtd>
              <mtd>
                <mrow>
                  <mi mathvariant="italic">Kov</mi>
                  <mrow>
                    <mo stretchy="false">(</mo>
                    <mrow>
                      <mi>y</mi>
                      <mi>,</mi>
                      <mi>y</mi>
                    </mrow>
                    <mo stretchy="false">)</mo>
                  </mrow>
                </mrow>
              </mtd>
              <mtd>
                <mrow>
                  <mi mathvariant="italic">Kov</mi>
                  <mrow>
                    <mo stretchy="false">(</mo>
                    <mrow>
                      <mi>y</mi>
                      <mi>,</mi>
                      <mi>z</mi>
                    </mrow>
                    <mo stretchy="false">)</mo>
                  </mrow>
                </mrow>
              </mtd>
            </mtr>
            <mtr>
              <mtd>
                <mrow>
                  <mi mathvariant="italic">Kov</mi>
                  <mrow>
                    <mo stretchy="false">(</mo>
                    <mrow>
                      <mi>z</mi>
                      <mi>,</mi>
                      <mi>x</mi>
                    </mrow>
                    <mo stretchy="false">)</mo>
                  </mrow>
                </mrow>
              </mtd>
              <mtd>
                <mrow>
                  <mi mathvariant="italic">Kov</mi>
                  <mrow>
                    <mo stretchy="false">(</mo>
                    <mrow>
                      <mi>z</mi>
                      <mi>,</mi>
                      <mi>y</mi>
                    </mrow>
                    <mo stretchy="false">)</mo>
                  </mrow>
                </mrow>
              </mtd>
              <mtd>
                <mrow>
                  <mi mathvariant="italic">Kov</mi>
                  <mrow>
                    <mo stretchy="false">(</mo>
                    <mrow>
                      <mi>z</mi>
                      <mi>,</mi>
                      <mi>z</mi>
                    </mrow>
                    <mo stretchy="false">)</mo>
                  </mrow>
                </mrow>
              </mtd>
            </mtr>
          </mtable>
        </mrow>
      </mfenced>
    </mrow>
    <annotation encoding="StarMath 5.0">C ~ = ~ left ( matrix{Kov(x, x) # Kov(x, y) # Kov(x, z) ## Kov(y, x) # Kov(y, y) # Kov(y, z) ## Kov(z, x) # Kov(z, y) # Kov(z, z)}  right ) </annotation>
  </semantics>
</math>
</file>

<file path=Object 8/content.xml><?xml version="1.0" encoding="utf-8"?>
<math xmlns="http://www.w3.org/1998/Math/MathML">
  <semantics>
    <mtable>
      <mtr>
        <mtd>
          <mrow>
            <msub>
              <mo stretchy="false">ϕ</mo>
              <mrow>
                <mi>P</mi>
              </mrow>
            </msub>
            <mrow>
              <mi/>
              <mo stretchy="false">=</mo>
              <mi/>
            </mrow>
            <mi mathvariant="italic">arctan2</mi>
            <mrow>
              <mo stretchy="false">(</mo>
              <mrow>
                <mi>P</mi>
                <mrow>
                  <mi/>
                  <mo stretchy="false">⋅</mo>
                  <mi/>
                </mrow>
                <mover accent="true">
                  <msub>
                    <mi>e</mi>
                    <mn>2</mn>
                  </msub>
                  <mo stretchy="false">⃗</mo>
                </mover>
                <mi/>
                <mi>,</mi>
                <mi/>
                <mi>P</mi>
                <mrow>
                  <mi/>
                  <mo stretchy="false">⋅</mo>
                  <mi/>
                </mrow>
                <mover accent="true">
                  <msub>
                    <mi>e</mi>
                    <mn>1</mn>
                  </msub>
                  <mo stretchy="false">⃗</mo>
                </mover>
              </mrow>
              <mo stretchy="false">)</mo>
            </mrow>
          </mrow>
        </mtd>
      </mtr>
      <mtr>
        <mtd>
          <mrow>
            <msub>
              <mo stretchy="false">θ</mo>
              <mrow>
                <mi>P</mi>
              </mrow>
            </msub>
            <mrow>
              <mi/>
              <mo stretchy="false">=</mo>
              <mi/>
            </mrow>
            <mfrac>
              <mrow>
                <mo stretchy="false">Π</mo>
              </mrow>
              <mrow>
                <mi/>
                <mn>2</mn>
              </mrow>
            </mfrac>
            <mrow>
              <mi/>
              <mo stretchy="false">−</mo>
              <mi/>
            </mrow>
            <mi>arccos</mi>
            <mrow>
              <mo stretchy="false">(</mo>
              <mrow>
                <mi>P</mi>
                <mrow>
                  <mi/>
                  <mo stretchy="false">⋅</mo>
                  <mi/>
                </mrow>
                <mover accent="true">
                  <msub>
                    <mi>e</mi>
                    <mn>3</mn>
                  </msub>
                  <mo stretchy="false">⃗</mo>
                </mover>
              </mrow>
              <mo stretchy="false">)</mo>
            </mrow>
          </mrow>
        </mtd>
      </mtr>
      <mtr>
        <mtd>
          <mrow>
            <mo stretchy="false">ζ</mo>
            <mrow>
              <mo stretchy="false">(</mo>
              <mrow>
                <mi>A</mi>
                <mi>,</mi>
                <mi>B</mi>
              </mrow>
              <mo stretchy="false">)</mo>
            </mrow>
            <mrow>
              <mi/>
              <mo stretchy="false">=</mo>
              <mi/>
            </mrow>
            <mi>arccos</mi>
            <mrow>
              <mo stretchy="false">(</mo>
              <mrow>
                <mi>sin</mi>
                <mrow>
                  <mo stretchy="false">(</mo>
                  <mrow>
                    <msub>
                      <mo stretchy="false">θ</mo>
                      <mi>A</mi>
                    </msub>
                  </mrow>
                  <mo stretchy="false">)</mo>
                </mrow>
                <mrow>
                  <mi/>
                  <mo stretchy="false">∗</mo>
                  <mi/>
                </mrow>
                <mi>sin</mi>
                <mrow>
                  <mo stretchy="false">(</mo>
                  <mrow>
                    <msub>
                      <mo stretchy="false">θ</mo>
                      <mi>B</mi>
                    </msub>
                  </mrow>
                  <mo stretchy="false">)</mo>
                </mrow>
                <mrow>
                  <mi/>
                  <mo stretchy="false">+</mo>
                  <mi/>
                </mrow>
                <mi>cos</mi>
                <mrow>
                  <mo stretchy="false">(</mo>
                  <mrow>
                    <msub>
                      <mo stretchy="false">θ</mo>
                      <mi>A</mi>
                    </msub>
                  </mrow>
                  <mo stretchy="false">)</mo>
                </mrow>
                <mrow>
                  <mi/>
                  <mo stretchy="false">∗</mo>
                  <mi/>
                </mrow>
                <mi>cos</mi>
                <mrow>
                  <mo stretchy="false">(</mo>
                  <mrow>
                    <msub>
                      <mo stretchy="false">θ</mo>
                      <mi>B</mi>
                    </msub>
                  </mrow>
                  <mo stretchy="false">)</mo>
                </mrow>
                <mrow>
                  <mi/>
                  <mo stretchy="false">∗</mo>
                  <mi/>
                </mrow>
                <mi>cos</mi>
                <mrow>
                  <mo stretchy="false">(</mo>
                  <mrow>
                    <msub>
                      <mo stretchy="false">ϕ</mo>
                      <mi>B</mi>
                    </msub>
                    <mrow>
                      <mi/>
                      <mo stretchy="false">−</mo>
                      <mi/>
                    </mrow>
                    <msub>
                      <mo stretchy="false">ϕ</mo>
                      <mi>A</mi>
                    </msub>
                  </mrow>
                  <mo stretchy="false">)</mo>
                </mrow>
              </mrow>
              <mo stretchy="false">)</mo>
            </mrow>
          </mrow>
        </mtd>
      </mtr>
    </mtable>
    <annotation encoding="StarMath 5.0">%phi_{P} ~ = ~ arctan2(P ` cdot ` vec e_2 ` , ` P ` cdot ` vec e_1) newline
%theta_{P} ~ = ~ {%PI} over {` 2} ` - ` arccos(P ` cdot ` vec e_3) newline
%zeta (A, B) ~ = ~ arccos(sin(%theta_A) ` * ` sin(%theta_B) ` + ` cos(%theta_A) ` * ` cos(%theta_B) ` * ` cos(%phi_B ` - ` %phi_A) ) </annotation>
  </semantics>
</math>
</file>